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BeanDefinitionParser.getBeanClass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laceholderBeanDefinitionParser.doParse( Element element , ParserContext parserContext , BeanDefinitionBuilder buil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